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B0000004E3977E5374BDA39FD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family-generic="modern" style:font-pitch="fixed"/>
    <style:font-face style:name="微软雅黑" svg:font-family="微软雅黑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line-height="100%" fo:text-align="start" style:punctuation-wrap="hanging" style:writing-mode="lr-tb"/>
      <style:text-properties fo:font-size="16pt" style:font-size-asian="14pt" style:font-size-complex="14pt" fo:hyphenate="false"/>
    </style:style>
    <style:style style:name="P3" style:family="paragraph">
      <style:text-properties fo:font-size="16pt" style:font-size-asian="14pt" style:font-size-complex="14pt"/>
    </style:style>
    <style:style style:name="T1" style:family="text">
      <style:text-properties fo:font-variant="normal" fo:text-transform="none" fo:color="#7030a0" style:text-line-through-style="none" style:text-line-through-type="none" style:text-position="0% 100%" style:font-name="Segoe UI" fo:font-size="16pt" fo:letter-spacing="normal" fo:font-style="normal" style:text-underline-style="none" fo:font-weight="normal" style:font-name-asian="Segoe UI1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Segoe UI" fo:font-size="16pt" fo:letter-spacing="normal" fo:font-style="normal" style:text-underline-style="none" fo:font-weight="normal" style:font-name-asian="Segoe UI1" style:font-size-asian="14pt" style:font-style-asian="normal" style:font-weight-asian="normal" style:font-name-complex="Segoe UI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04cm" svg:x="1.778cm" svg:y="8.877cm" presentation:class="title" presentation:user-transformed="true">
          <draw:text-box>
            <text:p>2016中国开源年会<text:line-break/>COSCON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简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大会名：中国开源年会</text:p>
                <text:p>(COSCON - China Open Source Conference)</text:p>
              </text:list-item>
              <text:list-item>
                <text:p>大会宗旨：团结各开源社区、企业及个人进行交流</text:p>
              </text:list-item>
              <text:list-item>
                <text:p>主题：天下开源是一家</text:p>
              </text:list-item>
              <text:list-item>
                <text:p>日期：2016年10月16日-17日（周六、周日）</text:p>
              </text:list-item>
              <text:list-item>
                <text:p>目标听众：开源社区参与者及贡献者</text:p>
              </text:list-item>
              <text:list-item>
                <text:p>地点：北京航空航天大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演讲嘉宾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日程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赞助Sponsorshi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金牌 RMB 60,000</text:p>
              </text:list-item>
              <text:list-item>
                <text:p>银牌 RMB 30,000</text:p>
              </text:list-item>
              <text:list-item>
                <text:p>铜牌 RMB 10,000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金牌 Gold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30 minutes keynote speech relevant to open source.</text:span></text:p>
              </text:list-item>
              <text:list-item>
                <text:p text:style-name="P2"><text:span text:style-name="T1">Media interview on the event </text:span></text:p>
              </text:list-item>
              <text:list-item>
                <text:p text:style-name="P2"><text:span text:style-name="T2">10 free entrance tickets (for 2-day full pass)</text:span></text:p>
              </text:list-item>
              <text:list-item>
                <text:p text:style-name="P2"><text:span text:style-name="T2">Sponsor information and logo appeared in registration website and social media.</text:span></text:p>
              </text:list-item>
              <text:list-item>
                <text:p text:style-name="P2"><text:span text:style-name="T2">Publicity and promotion on both kaiyuanshe and its members channels and social media (web, blog, weibo, wechat)</text:span></text:p>
              </text:list-item>
              <text:list-item>
                <text:p text:style-name="P2"><text:span text:style-name="T2">Deluxe booth provided at the event</text:span></text:p>
              </text:list-item>
              <text:list-item>
                <text:p text:style-name="P2"><text:span text:style-name="T2">Company image poster on the event</text:span></text:p>
              </text:list-item>
              <text:list-item>
                <text:p text:style-name="P2"><text:span text:style-name="T2">4 dinner admission</text:span></text:p>
              </text:list-item>
              <text:list-item>
                <text:p text:style-name="P2"><text:span text:style-name="T2">Company logo in the event ba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银牌 Silver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6 free entrance tickets (for 2-day full pass)</text:span></text:p>
              </text:list-item>
              <text:list-item>
                <text:p text:style-name="P2"><text:span text:style-name="T2">Sponsor information and logo appeared in registration website and social media.</text:span></text:p>
              </text:list-item>
              <text:list-item>
                <text:p text:style-name="P2"><text:span text:style-name="T2">Publicity and promotion on both kaiyuanshe and its members channels and social media (web, blog, weibo, wechat)</text:span></text:p>
              </text:list-item>
              <text:list-item>
                <text:p text:style-name="P2"><text:span text:style-name="T2">Standard booth provided at the event</text:span></text:p>
              </text:list-item>
              <text:list-item>
                <text:p text:style-name="P2"><text:span text:style-name="T2">Company image poster on the event</text:span></text:p>
              </text:list-item>
              <text:list-item>
                <text:p text:style-name="P2"><text:span text:style-name="T2">2 dinner admission</text:span></text:p>
              </text:list-item>
              <text:list-item>
                <text:p text:style-name="P2"><text:span text:style-name="T2">Company logo in the event ba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铜牌 Bronz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4 free entrance tickets (for 2-day full pass)</text:span></text:p>
              </text:list-item>
              <text:list-item>
                <text:p text:style-name="P2"><text:span text:style-name="T2">Sponsor information and logo appeared in registration website and social media.</text:span></text:p>
              </text:list-item>
              <text:list-item>
                <text:p text:style-name="P2"><text:span text:style-name="T2">Publicity and promotion on both kaiyuanshe and its members channels and social media (web, blog, weibo, wechat)</text:span></text:p>
              </text:list-item>
              <text:list-item>
                <text:p text:style-name="P2"><text:span text:style-name="T2">Premium booth on the event</text:span></text:p>
              </text:list-item>
              <text:list-item>
                <text:p text:style-name="P2"><text:span text:style-name="T2">Company image poster on the event</text:span></text:p>
              </text:list-item>
              <text:list-item>
                <text:p text:style-name="P2"><text:span text:style-name="T2">2 dinner admis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社区合作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关于开源社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开源社是由中国支持开源的企业，社区及个人所组织的一个开源联盟，旨在推广开源。 各成员按照“共治、共识、贡献”的原则自发设立。</text:p>
              </text:list-item>
              <text:list-item>
                <text:p>愿景 - 推动中国开源社区成为全球开源软件的积极参与及贡献者。</text:p>
              </text:list-item>
              <text:list-item>
                <text:p>使命 - 携手国内社区，企业，高校，及政府共创健康可持续发展的开源生态体系。</text:p>
              </text:list-item>
              <text:list-item>
                <text:p>宗旨 – 为中国开源软件和开源硬件的正确使用，授权许可，社区建设及治理，进行知识推广普及与提供相关服务。</text:p>
              </text:list-item>
              <text:list-item>
                <text:p><text:a xlink:href="http://www.kaiyuanshe.cn/" xlink:type="simple">http://www.kaiyuanshe.cn/</text:a></text:p>
              </text:list-item>
              <text:list-item>
                <text:p>联系方式：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family-generic="modern" style:font-pitch="fixed"/>
    <style:font-face style:name="微软雅黑" svg:font-family="微软雅黑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8B0000004E3977E5374BDA39F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23:57:16.839568127</meta:creation-date>
    <dc:date>2016-07-22T00:37:57.329865614</dc:date>
    <meta:editing-duration>PT18M34S</meta:editing-duration>
    <meta:editing-cycles>4</meta:editing-cycles>
    <meta:generator>LibreOffice/5.1.4.2$Linux_X86_64 LibreOffice_project/10m0$Build-2</meta:generator>
    <meta:document-statistic meta:object-count="60"/>
  </office:meta>
</office:document-meta>
</file>